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n" fo:country="none" fo:font-weight="normal" style:font-size-asian="11pt" style:font-weight-asian="normal"/>
    </style:style>
    <style:style style:name="P3" style:family="paragraph" style:parent-style-name="Standard">
      <style:paragraph-properties fo:margin-top="0cm" fo:margin-bottom="0.353cm" loext:contextual-spacing="false" fo:line-height="100%"/>
    </style:style>
    <style:style style:name="P4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officeooo:rsid="000010a5" officeooo:paragraph-rsid="000010a5"/>
    </style:style>
    <style:style style:name="T1" style:family="text">
      <style:text-properties style:font-name="Calibri" fo:font-size="11pt" fo:language="en" fo:country="none" fo:font-weight="bold" style:font-size-asian="11pt" style:font-weight-asian="bold"/>
    </style:style>
    <style:style style:name="T2" style:family="text">
      <style:text-properties style:font-name="Calibri" fo:font-size="11pt" fo:language="en" fo:country="none" fo:font-weight="bold" officeooo:rsid="000010a5" style:font-size-asian="11pt" style:font-weight-asian="bold"/>
    </style:style>
    <style:style style:name="T3" style:family="text">
      <style:text-properties style:font-name="Calibri" fo:font-size="11pt" fo:language="en" fo:country="none" fo:font-weight="normal" style:font-size-asian="11pt" style:font-weight-asian="normal"/>
    </style:style>
    <style:style style:name="T4" style:family="text">
      <style:text-properties fo:language="en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General Guide for Running Standalone Lean Network on AGV Extracted features:</text:span></text:p>
      <text:p text:style-name="P1"><text:span text:style-name="T1"/></text:p>
      <text:p text:style-name="P1"><text:span text:style-name="T1"/></text:p>
      <text:p text:style-name="P1"><text:span text:style-name="T1">List of </text:span><text:span text:style-name="T2">additional </text:span><text:span text:style-name="T1">experiments:</text:span></text:p>
      <text:p text:style-name="P1"><text:span text:style-name="T3">- Age and gender with ResNet50, Incerption Resnet V2, ResNet34, and Xception Net</text:span></text:p>
      <text:p text:style-name="P1"><text:span text:style-name="T3">- Age estimation with ResNet 50 frozen layers</text:span></text:p>
      <text:p text:style-name="P1"><text:span text:style-name="T3">- Feature Extraction </text:span></text:p>
      <text:p text:style-name="P1"><text:span text:style-name="T3">- Standalone network trained on features</text:span></text:p>
      <text:p text:style-name="P1"><text:span text:style-name="T3">- Regression analysis</text:span></text:p>
      <text:p text:style-name="P1"><text:span text:style-name="T3">- Additional: - Age and gender training in Caffe with Tal Hasner network (Prediction in terms of age ranges)</text:span></text:p>
      <text:p text:style-name="P2"/>
      <text:p text:style-name="P3"><text:span text:style-name="T1">List of python dependencies:</text:span></text:p>
      <text:p text:style-name="P3"><text:span text:style-name="T3">- Python 3.7+</text:span></text:p>
      <text:p text:style-name="P3"><text:span text:style-name="T3">- argparse</text:span></text:p>
      <text:p text:style-name="P3"><text:span text:style-name="T3">- cv2 (opencv) 4.3.0</text:span></text:p>
      <text:p text:style-name="P3"><text:span text:style-name="T3">- pathlib</text:span></text:p>
      <text:p text:style-name="P3"><text:span text:style-name="T3">- numpy, pandas, math, random, and scipy</text:span></text:p>
      <text:p text:style-name="P3"><text:span text:style-name="T3">- tables</text:span></text:p>
      <text:p text:style-name="P3"><text:span text:style-name="T3">- Tensorflow GPU 2.3.0</text:span></text:p>
      <text:p text:style-name="P3"><text:span text:style-name="T3">- Nvidia CUDA 10.1</text:span></text:p>
      <text:p text:style-name="P3"><text:span text:style-name="T3">- Keras 2.4.3</text:span></text:p>
      <text:p text:style-name="P3"><text:span text:style-name="T3">- sklearn </text:span></text:p>
      <text:p text:style-name="P3"><text:span text:style-name="T3">- matplotlib</text:span></text:p>
      <text:p text:style-name="P3"><text:span text:style-name="T3">- Dlib (optional)</text:span></text:p>
      <text:p text:style-name="P3"><text:span text:style-name="T3">- Augmentor</text:span></text:p>
      <text:p text:style-name="P3"><text:span text:style-name="T3">- PIL</text:span></text:p>
      <text:p text:style-name="P3"><text:soft-page-break/><text:span text:style-name="T3">- better_exceptions</text:span></text:p>
      <text:p text:style-name="P3"><text:span text:style-name="T3">- contextlib</text:span></text:p>
      <text:p text:style-name="P1"><text:span text:style-name="T3">- pickle</text:span></text:p>
      <text:p text:style-name="P1"><text:span text:style-name="T3">- time, datetime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07T15:34:26.444000000</dc:date>
    <meta:editing-duration>PT1M10S</meta:editing-duration>
    <meta:editing-cycles>1</meta:editing-cycles>
    <meta:document-statistic meta:table-count="0" meta:image-count="0" meta:object-count="0" meta:page-count="2" meta:paragraph-count="27" meta:word-count="122" meta:character-count="713" meta:non-whitespace-character-count="616"/>
    <meta:generator>LibreOffice/6.4.4.2$Windows_X86_64 LibreOffice_project/3d775be2011f3886db32dfd395a6a6d1ca2630ff</meta:generator>
  </office:meta>
</office:document-meta>
</file>